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224B75FF6158E64BA45.png" manifest:media-type="image/png"/>
  <manifest:file-entry manifest:full-path="Pictures/100000000000057A00000076FFF2C6E413ED58CB.png" manifest:media-type="image/png"/>
  <manifest:file-entry manifest:full-path="Pictures/10000000000002800000022336F17A4C44224957.png" manifest:media-type="image/png"/>
  <manifest:file-entry manifest:full-path="Pictures/100000000000027E0000021D805865ED651808B8.png" manifest:media-type="image/png"/>
  <manifest:file-entry manifest:full-path="Pictures/100000000000077D00000144AE46738B6034A999.png" manifest:media-type="image/png"/>
  <manifest:file-entry manifest:full-path="Pictures/10000000000004C50000022C094B2DDE0AF13BBC.png" manifest:media-type="image/png"/>
  <manifest:file-entry manifest:full-path="Pictures/100000000000068B00000392C8FA13F0D79AAA5D.png" manifest:media-type="image/png"/>
  <manifest:file-entry manifest:full-path="Pictures/10000000000002AC0000012B757B4F542D2F6DB7.png" manifest:media-type="image/png"/>
  <manifest:file-entry manifest:full-path="Pictures/1000020100000300000003001FF931C78A5AAB48.png" manifest:media-type="image/png"/>
  <manifest:file-entry manifest:full-path="Pictures/10000000000005570000035F07149AF8DB1D3476.png" manifest:media-type="image/png"/>
  <manifest:file-entry manifest:full-path="Pictures/1000000000000644000002DE4586DA5EF25E2EED.png" manifest:media-type="image/png"/>
  <manifest:file-entry manifest:full-path="Pictures/10000000000004B900000249F40FD4FD2E6E90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acc" officeooo:paragraph-rsid="000fdacc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fdacc" officeooo:paragraph-rsid="000fdacc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officeooo:rsid="000fdacc" officeooo:paragraph-rsid="000fdac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0fdacc" officeooo:paragraph-rsid="000fdac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0fdacc" officeooo:paragraph-rsid="002d1307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5pt" fo:font-weight="bold" officeooo:rsid="000fdacc" officeooo:paragraph-rsid="000fdacc" style:font-size-asian="15pt" style:font-weight-asian="bold" style:font-size-complex="15pt" style:font-weight-complex="bold"/>
    </style:style>
    <style:style style:name="T1" style:family="text">
      <style:text-properties officeooo:rsid="002d1307"/>
    </style:style>
    <style:style style:name="fr1" style:family="graphic" style:parent-style-name="Graphics">
      <style:graphic-properties style:vertical-pos="middle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6902in" svg:width="5.0965in" svg:height="5.0965in" draw:z-index="0">
        <draw:image xlink:href="Pictures/1000020100000300000003001FF931C78A5AAB48.png" xlink:type="simple" xlink:show="embed" xlink:actuate="onLoad" loext:mime-type="image/png"/>
      </draw:frame>
      <text:p text:style-name="P2">EP-Lab01-2021</text:p>
      <text:p text:style-name="P3">Olaru Gabriel Iulian, 342C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X1.</text:p>
      <text:p text:style-name="P4"/>
      <text:p text:style-name="P4"><draw:frame draw:style-name="fr2" draw:name="Image2" text:anchor-type="paragraph" svg:width="6.6929in" svg:height="3.0472in" draw:z-index="1"><draw:image xlink:href="Pictures/10000000000004C50000022C094B2DDE0AF13BBC.png" xlink:type="simple" xlink:show="embed" xlink:actuate="onLoad" loext:mime-type="image/png"/></draw:frame></text:p>
      <text:p text:style-name="P5">EX<text:span text:style-name="T1">2.</text:span></text:p>
      <text:p text:style-name="P4"><draw:frame draw:style-name="fr3" draw:name="Image9" text:anchor-type="paragraph" svg:x="-0.089in" svg:y="4.1492in" svg:width="3.9874in" svg:height="2.5173in" draw:z-index="8"><draw:image xlink:href="Pictures/10000000000005570000035F07149AF8DB1D3476.png" xlink:type="simple" xlink:show="embed" xlink:actuate="onLoad" loext:mime-type="image/png"/></draw:frame><draw:frame draw:style-name="fr3" draw:name="Image10" text:anchor-type="paragraph" svg:x="-0.1228in" svg:y="0.2563in" svg:width="4.1717in" svg:height="1.9091in" draw:z-index="9"><draw:image xlink:href="Pictures/1000000000000644000002DE4586DA5EF25E2EED.png" xlink:type="simple" xlink:show="embed" xlink:actuate="onLoad" loext:mime-type="image/png"/></draw:frame><draw:frame draw:style-name="fr3" draw:name="Image11" text:anchor-type="paragraph" svg:x="-0.089in" svg:y="2.2783in" svg:width="3.7189in" svg:height="1.7992in" draw:z-index="10"><draw:image xlink:href="Pictures/10000000000004B900000249F40FD4FD2E6E90AD.png" xlink:type="simple" xlink:show="embed" xlink:actuate="onLoad" loext:mime-type="image/png"/></draw:frame></text:p>
      <text:p text:style-name="P6"/>
      <text:p text:style-name="P4">EX3.</text:p>
      <text:p text:style-name="P4"><draw:frame draw:style-name="fr2" draw:name="Image5" text:anchor-type="paragraph" svg:width="6.6929in" svg:height="3.652in" draw:z-index="4"><draw:image xlink:href="Pictures/100000000000068B00000392C8FA13F0D79AAA5D.png" xlink:type="simple" xlink:show="embed" xlink:actuate="onLoad" loext:mime-type="image/png"/></draw:frame></text:p>
      <text:p text:style-name="P4"><draw:frame draw:style-name="fr4" draw:name="Image4" text:anchor-type="paragraph" svg:width="6.6929in" svg:height="1.1307in" draw:z-index="3"><draw:image xlink:href="Pictures/100000000000077D00000144AE46738B6034A999.png" xlink:type="simple" xlink:show="embed" xlink:actuate="onLoad" loext:mime-type="image/png"/></draw:frame></text:p>
      <text:p text:style-name="P4"/>
      <text:p text:style-name="P4"><draw:frame draw:style-name="fr5" draw:name="Image6" text:anchor-type="paragraph" svg:width="4.4689in" svg:height="3.789in" draw:z-index="5"><draw:image xlink:href="Pictures/100000000000027E0000021D805865ED651808B8.png" xlink:type="simple" xlink:show="embed" xlink:actuate="onLoad" loext:mime-type="image/png"/></draw:frame></text:p>
      <text:p text:style-name="P4"><draw:frame draw:style-name="fr5" draw:name="Image7" text:anchor-type="paragraph" svg:width="5.4118in" svg:height="4.6256in" draw:z-index="6"><draw:image xlink:href="Pictures/10000000000002800000022336F17A4C44224957.png" xlink:type="simple" xlink:show="embed" xlink:actuate="onLoad" loext:mime-type="image/png"/></draw:frame><text:soft-page-break/></text:p>
      <text:p text:style-name="P4"><draw:frame draw:style-name="fr5" draw:name="Image8" text:anchor-type="paragraph" svg:width="5.3799in" svg:height="4.6071in" draw:z-index="7"><draw:image xlink:href="Pictures/100000000000028000000224B75FF6158E64BA45.png" xlink:type="simple" xlink:show="embed" xlink:actuate="onLoad" loext:mime-type="image/png"/></draw:frame><text:s/><text:tab/></text:p>
      <text:p text:style-name="P6"/>
      <text:p text:style-name="P4">EX4.</text:p>
      <text:p text:style-name="P4"/>
      <text:p text:style-name="P4"><draw:frame draw:style-name="fr2" draw:name="Image12" text:anchor-type="paragraph" svg:width="6.6929in" svg:height="0.5634in" draw:z-index="11"><draw:image xlink:href="Pictures/100000000000057A00000076FFF2C6E413ED58CB.png" xlink:type="simple" xlink:show="embed" xlink:actuate="onLoad" loext:mime-type="image/png"/></draw:frame></text:p>
      <text:p text:style-name="P4"/>
      <text:p text:style-name="P4">EX5.</text:p>
      <text:p text:style-name="P4"/>
      <text:p text:style-name="P4"><draw:frame draw:style-name="fr5" draw:name="Image3" text:anchor-type="paragraph" svg:width="6.6929in" svg:height="2.9256in" draw:z-index="2"><draw:image xlink:href="Pictures/10000000000002AC0000012B757B4F542D2F6D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3:12:38.250919369</meta:creation-date>
    <dc:date>2021-10-10T14:58:08.097116729</dc:date>
    <meta:editing-duration>PT40M47S</meta:editing-duration>
    <meta:editing-cycles>11</meta:editing-cycles>
    <meta:generator>LibreOffice/6.0.7.3$Linux_X86_64 LibreOffice_project/00m0$Build-3</meta:generator>
    <meta:document-statistic meta:table-count="0" meta:image-count="12" meta:object-count="0" meta:page-count="5" meta:paragraph-count="8" meta:word-count="10" meta:character-count="62" meta:non-whitespace-character-count="57"/>
  </office:meta>
</office:document-meta>
</file>